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1900000018EA7C42736AD9039B.png" manifest:media-type="image/png"/>
  <manifest:file-entry manifest:full-path="Pictures/1000035E000002950000027BD5FB5A1C87E66176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81cm"/>
      <style:paragraph-properties style:writing-mode="lr-tb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 Rounded MT Bold" fo:font-size="22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 Rounded MT Bold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0cm" svg:height="1.331cm" svg:x="0cm" svg:y="10.75cm">
          <draw:text-box>
            <text:p text:style-name="P1"><text:span text:style-name="T1">ant-lab.mipt.ru</text:span></text:p>
          </draw:text-box>
        </draw:frame>
        <draw:path draw:style-name="gr2" draw:text-style-name="P3" draw:layer="layout" svg:width="9.999cm" svg:height="9.999cm" svg:x="0cm" svg:y="0cm" svg:viewBox="0 0 10000 10000" svg:d="M2755 344v-165c0-102 77-179 178-179h168 11 165c102 0 179 77 179 179 0 98-77 176-179 176h-165v333h165c102 0 179 77 179 179v168h333 11 333v-336-11-333h-165c-101 0-179-78-179-176 0-102 78-179 179-179h165 11 168c99 0 176 77 176 179v165h336 8 336 11 333 11 165c101 0 179 77 179 179 0 98-78 176-179 176h-165-11-168-165-11-168-168-8-168-168v336 8 336h168c101 0 176 77 176 176v168h336 11 333v-334-10-168c0-102 77-176 176-176h168 11 165c101 0 179 74 179 176v168h333 11 333 11 168c101 0 178 77 178 176 0 101-77 178-178 178h-168-11-165-168-11-165-168v166c0 101-78 178-179 178h-165v334h333v-166c0-101 77-178 179-178 98 0 176 77 176 178v166h333v-166c0-101 77-178 179-178 101 0 178 77 178 178v166 10 168c0 99-77 176-178 176h-168v168c0 102-75 179-176 179-102 0-179-77-179-179v-168h-165-168-11-168-165-11-168c-99 0-176-77-176-176v-168-10-334h-168-165v168c0 99-78 176-179 176s-176-77-176-176v-168h-168-168v334h168c101 0 176 77 176 178v166 10 336h336 11 333 11 333 11 333 11 168c98 0 176 75 176 176 0 102-78 179-176 179h-168-11-168-165-11-168-165-11-168-165-11-168-168-8-168-168-11-165c-101 0-179-77-179-179 0-101 78-176 179-176h165v-336h-165c-101 0-179-77-179-176v-168-10-334-10-334h-165c-101 0-179-77-179-178v-166h-168-165-11-168c-101 0-176-77-176-178v-168h-168c-101 0-178-75-178-176v-168-11-333zM6211 179c0 29-8 61-24 88-16 26-38 48-64 64-27 16-59 24-91 24-29 0-61-8-88-24s-48-38-64-64c-16-27-24-59-24-88 0-32 8-64 24-91s37-48 64-64 59-24 88-24c32 0 64 8 91 24 26 16 48 37 64 64s24 59 24 91zM7245 523c0 29-10 61-24 88-16 26-40 48-66 64-27 16-56 24-88 24s-62-8-88-24c-27-16-51-38-67-64-13-27-24-59-24-88 0-32 11-62 24-88 16-30 40-51 67-67 26-16 56-24 88-24s61 8 88 24c26 16 50 37 66 67 14 26 24 56 24 88zM2755 2067v-168c0-99 77-176 178-176h168 11 333 11 165c102 0 179 77 179 176v168 10 168c0 99-77 176-179 176-98 0-176-77-176-176v-168h-168-165v334 10 334 10 336 11 165c0 102-77 179-179 179-101 0-178-77-178-179v-165-11-336-10-334-10-334zM688 3101v-168c0-101 77-178 179-178h168 8 336 10 166c101 0 178 77 178 178 0 102-77 179-178 179h-166-10-168-168v165c0 102-75 179-176 179-102 0-179-77-179-179v-165zM2421 2933c0 32-8 62-24 88-16 27-37 51-64 67-26 13-58 24-88 24-32 0-64-11-90-24-27-16-48-40-64-67-16-26-24-56-24-88s8-61 24-88c16-26 37-50 64-66 26-14 58-24 90-24 30 0 62 10 88 24 27 16 48 40 64 66 16 27 24 56 24 88zM3800 2933c0 32-8 62-24 88-16 27-37 51-64 67-29 13-59 24-91 24-29 0-61-11-88-24-26-16-48-40-64-67-16-26-24-56-24-88s8-61 24-88c14-26 38-50 64-66 27-14 59-24 88-24 32 0 62 10 91 24 27 16 48 40 64 66 16 27 24 56 24 88zM7067 3456c-102 0-179-77-179-179 0-101 77-176 179-176h168v-168c0-101 77-178 176-178h168 10 334 10 168c99 0 176 77 176 178v168h168c99 0 176 75 176 176v168h168c102 0 176 78 176 176v168 11 168c0 99-74 176-176 176h-168-10-166c-101 0-178-77-178-176v-168h-166-168v168c0 99-77 176-178 176h-166v333h166c101 0 178 78 178 179s-77 176-178 176h-166v336h166c101 0 178 75 178 176s-77 179-178 179h-166-10-168-166-10-168c-102 0-179-78-179-179s77-176 179-176h168v-336-8-336-11-333h-168-168v333 11 168c0 101-75 176-176 176-102 0-179-75-179-176v-168-11-333-11-333-11-168c0-98 77-176 179-176 101 0 176 78 176 176v168h336v-333zM9301 3112h-168c-101 0-176-77-176-179 0-101 75-178 176-178h168 11 333 11 165c102 0 179 77 179 178v168 11 165c0 102-77 179-179 179-98 0-176-77-176-179v-165h-168-165zM2077 3277c0 32-8 62-24 88-16 27-37 51-64 67-26 16-58 24-90 24-30 0-62-8-88-24-27-16-48-40-64-67-16-26-24-56-24-88s8-61 24-88c16-26 37-50 64-64 26-16 58-24 88-24 32 0 64 8 90 24 27 14 48 38 64 64 16 27 24 56 24 88zM355 3621c0 32-8 62-24 91-16 27-38 48-64 64-27 16-59 24-88 24-32 0-64-8-91-24s-48-37-64-64c-16-29-24-59-24-91 0-29 8-61 24-88 16-26 37-48 64-64s59-24 91-24c29 0 61 8 88 24 26 16 48 38 64 64 16 27 24 59 24 88zM1035 3789v-168c0-98 74-176 176-176 101 0 178 78 178 176v168h334 10 166c101 0 178 78 178 179v165h334v-333h-166c-101 0-178-77-178-179 0-98 77-176 178-176h166 10 168c99 0 176 78 176 176v168h168c102 0 179 78 179 179v165h165c102 0 179 78 179 179 0 99-77 176-179 176h-165-11-168-168v336h336 11 165c102 0 179 75 179 176v168 11 165c0 101-77 179-179 179h-165-11-168-168-10-166c-101 0-178-78-178-179v-165h-166-168-10-168c-99 0-176-78-176-179s77-176 176-176h168 10 334v-336h-166-168-10-168c-99 0-176-77-176-176v-168h-168-166v168c0 99-77 176-178 176h-168v336 8 168c0 101-75 179-176 179-102 0-179-78-179-179v-168-8-336h-165c-102 0-179-77-179-176v-168-11-165c0-101 77-179 179-179 98 0 176 78 176 179v165h336v-333zM9133 4488c-101 0-176-77-176-176 0-101 75-179 176-179h168v-165c0-101 78-179 176-179 102 0 179 78 179 179v165h165c102 0 179 78 179 179v165 11 168c0 101-77 176-179 176h-165-11-168c-98 0-176-75-176-176v-168zM8277 4312c0 29-8 61-24 88s-37 48-64 64c-26 16-58 24-88 24-32 0-64-8-90-24-27-16-48-37-64-64s-24-59-24-88c0-32 8-61 24-91 16-26 37-48 64-64 26-16 58-24 90-24 30 0 62 8 88 24 27 16 48 38 64 64 16 30 24 59 24 91zM1733 4656c0 32-8 61-24 88s-40 51-66 67c-27 13-56 21-88 21-30 0-62-8-88-21-27-16-51-40-64-67-16-27-24-56-24-88s8-61 24-88c13-29 37-51 64-67 26-16 58-24 88-24 32 0 61 8 88 24 26 16 50 38 66 67 16 27 24 56 24 88zM8611 4832h-166c-101 0-178-75-178-176s77-179 178-179h166 10 168c102 0 176 78 176 179s-74 176-176 176h-168zM8277 5000c0 32-8 61-24 88s-37 51-64 67c-26 13-58 24-88 24-32 0-64-11-90-24-27-16-48-40-64-67s-24-56-24-88 8-61 24-88 37-51 64-67c26-13 58-21 90-21 30 0 62 8 88 21 27 16 48 40 64 67s24 56 24 88zM355 5344c0 32-8 61-24 88-16 29-38 51-64 67-27 16-59 24-88 24-32 0-64-8-91-24s-48-38-64-67c-16-27-24-56-24-88s8-61 24-88 37-51 64-64c27-16 59-24 91-24 29 0 61 8 88 24 26 13 48 37 64 64s24 56 24 88zM1379 5512v-168c0-101 77-176 176-176 101 0 178 75 178 176v168 11 333h166c101 0 178 77 178 176 0 101-77 179-178 179h-166v333 11 168c0 101-77 176-178 176h-166-10-168c-102 0-176-75-176-176v-168h-168c-102 0-179-78-179-176v-168h-165-168v333 11 333 11 168c0 101-78 178-176 178-102 0-179-77-179-178v-168-11-333-11-333-11-168c0-99 77-176 179-176h165 11 333 11 336 8 336v-333zM8445 5523c-101 0-178-78-178-179s77-176 178-176h166 10 168c102 0 176 75 176 176v168h168c102 0 179 77 179 176v168h333v-333-11-168c0-101 78-176 176-176 102 0 179 75 179 176v168 11 333 11 165c0 101-77 179-179 179h-165-11-168-165v168c0 98-77 176-179 176-101 0-176-78-176-176v-168h-168-168v168c0 98-77 176-176 176-101 0-178-78-178-176v-168h-166-168v333h168c99 0 176 77 176 179v165h334v-165c0-102 77-179 178-179 102 0 176 77 176 179v165h168c102 0 179 77 179 179 0 101-77 178-179 178h-168v166c0 101-74 178-176 178h-168v334h168c102 0 176 77 176 178v166h168c102 0 179 77 179 178 0 99-77 176-179 176h-168v168c0 102-74 176-176 176-101 0-178-74-178-176v-168h-166-168v336h168c99 0 176 75 176 176v168h168c102 0 176 78 176 176 0 102-74 179-176 179h-168v165c0 102-77 179-176 179-101 0-178-77-178-179v-165-11-333h-166-168-10-168-166v333h166c101 0 178 78 178 176 0 102-77 179-178 179h-166-10-168c-99 0-176-77-176-179v-165h-168-168v165c0 102-75 179-176 179h-168-11-165c-102 0-179-77-179-179v-165-11-168c0-98 77-176 179-176h165v-336-8-168c0-101 77-178 179-178h165v-334h-165-168v168c0 99-78 176-176 176h-168v336 8 168c0 102-78 179-179 179h-165-11-168c-99 0-176-77-176-179 0-101 77-176 176-176h168v-336h-168-165v168c0 102-78 176-179 176h-165v168c0 102-78 179-179 179h-168-8-168-168-11-165c-101 0-179-77-179-179v-168-8-168c0-101 78-178 179-178 99 0 176 77 176 178v168h336v-336h-168c-101 0-179-77-179-176 0-101 78-178 179-178h168 8 336v-166c0-101 75-178 176-178s179 77 179 178v166h333v-166c0-101 77-178 176-178h168v-168c0-99 77-176 179-176h165v-168c0-99 77-176 179-176h165v-336-11-333-11-165c0-102 77-179 179-179 101 0 178 77 178 179v165 11 333h334v-333-11-333-11-168c0-99 77-176 176-176h168 10 334 10 334v-333zM7923 8621h-168-166v336h334zM8267 7933v-10-334-10-334h-166-168-10-168-166-10-168-166v334 10 334 10 334h334 10 334 10 334zM2421 5688c0 32-8 61-24 91-16 26-37 48-64 64-26 16-58 24-88 24-32 0-64-8-90-24-27-16-48-38-64-64-16-30-24-59-24-91 0-29 8-61 24-88s37-48 64-64c26-16 58-24 90-24 30 0 62 8 88 24 27 16 48 37 64 64s24 59 24 88zM2245 6555c-101 0-178-78-178-176 0-102 77-179 178-179h166v-168c0-99 77-176 178-176 99 0 176 77 176 176v168h168c102 0 179 77 179 179 0 98-77 176-179 176h-168v333h168c102 0 179 77 179 179v168 10 166c0 101-77 178-179 178-101 0-178-77-178-178v-166h-166-168-10-166c-101 0-178-77-178-178 0-102 77-179 178-179h166v-333zM3456 6723c0 32-8 61-24 88-16 26-40 50-67 64-26 16-56 24-88 24s-61-8-88-24c-26-14-50-38-64-64-16-27-24-56-24-88s8-62 24-88c14-27 38-51 64-67 27-16 56-24 88-24s62 8 88 24c27 16 51 40 67 67 16 26 24 56 24 88zM3789 6888v-165c0-102 78-179 179-179 99 0 176 77 176 179v165 11 336 10 334h168c99 0 176 77 176 176 0 101-77 178-176 178h-168v334 10 168c0 99-77 176-176 176h-168-11-168-165-11-168-165v336h165c102 0 179 75 179 176 0 102-77 179-179 179h-165-11-168c-101 0-178-77-178-179v-168-8-336-10-166c0-101 77-178 178-178h168 11 333v-166c0-101 78-178 176-178h168v-334-10-334-10-336zM4824 6899h-168c-101 0-179-75-179-176 0-102 78-179 179-179h168 8 336 11 165c101 0 179 77 179 179 0 101-78 176-179 176h-165-11-168-168zM5856 6888v-165c0-102 77-179 176-179 101 0 179 77 179 179v165h168c98 0 176 77 176 179 0 101-78 178-176 178h-168v166c0 101-78 178-179 178h-165-11-168-165-11-168c-101 0-176-77-176-178 0-99 75-176 176-176h168 11 333v-336zM1043 7067c0 32-8 61-24 88-14 26-38 50-64 66-27 14-59 24-88 24-32 0-62-10-88-24-27-16-51-40-67-66-16-27-24-56-24-88s8-62 24-88c16-27 40-51 67-67 26-13 56-24 88-24 29 0 61 11 88 24 26 16 50 40 64 67 16 26 24 56 24 88zM9301 7579v-168c0-99 78-176 176-176h168 11 165c102 0 179 77 179 176 0 101-77 178-179 178h-165v166c0 101-77 178-179 178-98 0-176-77-176-178v-166zM3456 7755c0 32-8 64-24 90-16 27-40 48-67 64-26 16-56 24-88 24s-61-8-88-24c-26-16-50-37-64-64-16-26-24-58-24-90 0-30 8-62 24-88 14-27 38-48 64-64 27-16 56-24 88-24s62 8 88 24c27 16 51 37 67 64 16 26 24 58 24 88zM7933 7755c0 32-8 64-24 90-16 27-37 48-64 64-26 16-58 24-90 24-30 0-62-8-88-24-27-16-48-37-64-64-16-26-24-58-24-90 0-30 8-62 24-88 16-27 37-48 64-64 26-16 58-24 88-24 32 0 64 8 90 24 27 16 48 37 64 64 16 26 24 58 24 88zM9301 9301v-168c0-101 78-176 176-176 102 0 179 75 179 176v168 11 165c0 102-77 179-179 179-98 0-176-77-176-179v-165zM3445 9645v-168c0-98 78-176 176-176h168 11 168c99 0 176 78 176 176v168 11 165c0 102-77 179-176 179h-168-11-168c-98 0-176-77-176-179v-165zM4824 10000h-168c-101 0-179-77-179-179 0-98 78-176 179-176h168 8 336 11 333 11 165c101 0 179 78 179 176 0 102-78 179-179 179h-165-11-168-165-11-168-168zM9312 9821c0 32-8 64-24 91s-40 48-67 64c-26 16-56 24-88 24-29 0-61-8-88-24-26-16-50-37-64-64-16-27-24-59-24-91 0-29 8-61 24-88 14-26 38-48 64-64 27-16 59-24 88-24 32 0 62 8 88 24 27 16 51 38 67 64 16 27 24 59 24 88zM776 2411c-432 0-776-344-776-774v-880c0-413 344-757 757-757h880c430 0 774 344 774 776v877c0 414-344 758-758 758zM2067 827c0-275-206-483-483-483h-757c-259 0-483 224-483 483v757c0 277 208 483 483 483h757c259 0 483-224 483-483zM8355 2411c-432 0-776-344-776-774v-880c0-413 344-757 757-757h877c432 0 776 344 776 776v877c0 414-344 758-757 758zM9645 827c0-275-208-483-482-483h-758c-258 0-482 224-482 483v757c0 277 208 483 482 483h758c258 0 482-224 482-483zM776 9989c-432 0-776-344-776-776v-877c0-413 344-757 757-757h880c430 0 774 344 774 776v877c0 413-344 757-758 757zM2067 8405c0-274-206-482-483-482h-757c-259 0-483 224-483 482v758c0 274 208 482 483 482h757c259 0 483-224 483-482zM1723 981v467c0 136-139 275-294 275h-448c-170 0-293-120-293-294v-448c0-154 139-293 293-293h467c155 0 275 123 275 293zM9301 981v467c0 136-138 275-293 275h-448c-173 0-293-120-293-294v-448c0-154 138-293 293-293h464c157 0 277 123 277 293zM1723 8560v464c0 139-139 277-294 277h-448c-170 0-293-120-293-293v-448c0-155 139-293 293-293h467c155 0 275 120 275 293z">
          <text:p/>
        </draw:path>
        <draw:frame draw:style-name="gr3" draw:text-style-name="P4" draw:layer="layout" svg:width="2cm" svg:height="1.92cm" svg:x="4cm" svg:y="4.04cm">
          <draw:image xlink:href="Pictures/1000035E000002950000027BD5FB5A1C87E66176.svg" xlink:type="simple" xlink:show="embed" xlink:actuate="onLoad" draw:mime-type="image/svg+xml">
            <text:p/>
          </draw:image>
          <draw:image xlink:href="Pictures/100000010000001900000018EA7C42736AD9039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5:44:46.277000000</dc:date>
    <meta:editing-duration>PT1H16M57S</meta:editing-duration>
    <meta:editing-cycles>35</meta:editing-cycles>
    <meta:generator>LibreOffice/7.5.0.3$Windows_X86_64 LibreOffice_project/c21113d003cd3efa8c53188764377a8272d9d6de</meta:generator>
    <meta:document-statistic meta:object-count="3"/>
  </office:meta>
</office:document-meta>
</file>